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9.86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11.058cm"/>
    </style:style>
    <style:style style:name="co7" style:family="table-column">
      <style:table-column-properties fo:break-before="auto" style:column-width="4.919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8"/>
    <style:style style:name="ce6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/>
          <table:table-cell table:style-name="ce1" office:value-type="string">
            <text:p>Total hours:</text:p>
          </table:table-cell>
          <table:table-cell table:style-name="ce3" table:formula="of:=SUM([.H4:.H100])" office:value-type="time" office:time-value="PT139H40M00S">
            <text:p>19.40</text:p>
          </table:table-cell>
          <table:table-cell table:style-name="ce4" office:value-type="string">
            <text:p>Total days:</text:p>
          </table:table-cell>
          <table:table-cell table:style-name="ce2" table:formula="of:=COUNTA([.H4:.H100] )" office:value-type="float" office:value="22">
            <text:p>22</text:p>
          </table:table-cell>
          <table:table-cell table:style-name="ce1"/>
          <table:table-cell table:style-name="ce3"/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1" office:value-type="string">
            <text:p>Day</text:p>
          </table:table-cell>
          <table:table-cell table:style-name="ce4" office:value-type="string">
            <text:p>Start Time</text:p>
          </table:table-cell>
          <table:table-cell table:style-name="ce4" office:value-type="string">
            <text:p>End Time</text:p>
          </table:table-cell>
          <table:table-cell table:style-name="ce1" office:value-type="string">
            <text:p>Activities</text:p>
          </table:table-cell>
          <table:table-cell table:style-name="ce1" office:value-type="string">
            <text:p>Reference</text:p>
          </table:table-cell>
          <table:table-cell table:style-name="ce4" office:value-type="string">
            <text:p>Hours</text:p>
          </table:table-cell>
          <table:table-cell table:style-name="ce4" office:value-type="string">
            <text:p>Total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15 Thu Apr</text:p>
          </table:table-cell>
          <table:table-cell table:style-name="ce3" office:value-type="time" office:time-value="PT14H00M00S">
            <text:p>14.00</text:p>
          </table:table-cell>
          <table:table-cell table:style-name="ce3" office:value-type="time" office:time-value="PT14H15M00S">
            <text:p>14.15</text:p>
          </table:table-cell>
          <table:table-cell table:style-name="ce2" office:value-type="string">
            <text:p>Installazione stampante di rete</text:p>
          </table:table-cell>
          <table:table-cell table:style-name="ce2"/>
          <table:table-cell table:style-name="ce3" table:formula="of:=[.D4]-[.C4]" office:value-type="time" office:time-value="PT00H15M00S">
            <text:p>00.15</text:p>
          </table:table-cell>
          <table:table-cell table:style-name="ce4" table:formula="of:=SUM([.G4:.G6])" office:value-type="time" office:time-value="PT02H00M00S">
            <text:p>02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5H45M00S">
            <text:p>15.45</text:p>
          </table:table-cell>
          <table:table-cell table:style-name="ce2" office:value-type="string">
            <text:p>ricerca camera stereo</text:p>
          </table:table-cell>
          <table:table-cell table:style-name="ce2"/>
          <table:table-cell table:style-name="ce3" table:formula="of:=[.D5]-[.C5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45M00S">
            <text:p>15.45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lettura mail tra prof. Livatino e terzi</text:p>
          </table:table-cell>
          <table:table-cell table:style-name="ce2"/>
          <table:table-cell table:style-name="ce3" table:formula="of:=[.D6]-[.C6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string">
            <text:p>16 Fri Apr</text:p>
          </table:table-cell>
          <table:table-cell table:style-name="ce3" office:value-type="time" office:time-value="PT11H00M00S">
            <text:p>11.00</text:p>
          </table:table-cell>
          <table:table-cell table:style-name="ce3" office:value-type="time" office:time-value="PT11H15M00S">
            <text:p>11.15</text:p>
          </table:table-cell>
          <table:table-cell table:style-name="ce2" office:value-type="string">
            <text:p>creazione agenda</text:p>
          </table:table-cell>
          <table:table-cell table:style-name="ce2"/>
          <table:table-cell table:style-name="ce3" table:formula="of:=[.D8]-[.C8]" office:value-type="time" office:time-value="PT00H15M00S">
            <text:p>00.15</text:p>
          </table:table-cell>
          <table:table-cell table:style-name="ce4" table:formula="of:=SUM([.G8:.G11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15M00S">
            <text:p>11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cerca dati su elemetto “emagin z800 3d visor hmd”</text:p>
          </table:table-cell>
          <table:table-cell table:style-name="ce2"/>
          <table:table-cell table:style-name="ce3" table:formula="of:=[.D9]-[.C9]" office:value-type="time" office:time-value="PT01H45M00S">
            <text:p>01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cerca altri elmetti</text:p>
          </table:table-cell>
          <table:table-cell table:style-name="ce2"/>
          <table:table-cell table:style-name="ce3" table:formula="of:=[.D10]-[.C10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meeting con il prof. Livatino</text:p>
          </table:table-cell>
          <table:table-cell table:style-name="ce2"/>
          <table:table-cell table:style-name="ce3" table:formula="of:=[.D11]-[.C11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string">
            <text:p>19 Mon Apr</text:p>
          </table:table-cell>
          <table:table-cell table:style-name="ce3" office:value-type="time" office:time-value="PT09H15M00S">
            <text:p>09.15</text:p>
          </table:table-cell>
          <table:table-cell table:style-name="ce3" office:value-type="time" office:time-value="PT09H45M00S">
            <text:p>09.45</text:p>
          </table:table-cell>
          <table:table-cell table:style-name="ce2" office:value-type="string">
            <text:p>lettura mail e gestione lavoro</text:p>
          </table:table-cell>
          <table:table-cell table:style-name="ce2"/>
          <table:table-cell table:style-name="ce3" table:formula="of:=[.D13]-[.C13]" office:value-type="time" office:time-value="PT00H30M00S">
            <text:p>00.30</text:p>
          </table:table-cell>
          <table:table-cell table:style-name="ce4" table:formula="of:=SUM([.G13:.G19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09H45M00S">
            <text:p>09.45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ricerca altri elmetti (invio mail per specifiche)</text:p>
          </table:table-cell>
          <table:table-cell table:style-name="ce2"/>
          <table:table-cell table:style-name="ce3" table:formula="of:=[.D14]-[.C14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udio tipologie display (OLED, LCOS, etc)</text:p>
          </table:table-cell>
          <table:table-cell table:style-name="ce2" office:value-type="string">
            <text:p>R1</text:p>
          </table:table-cell>
          <table:table-cell table:style-name="ce3" table:formula="of:=[.D15]-[.C15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2H30M00S">
            <text:p>12.30</text:p>
          </table:table-cell>
          <table:table-cell table:style-name="ce2" office:value-type="string">
            <text:p>invio mail videocamere (videre)</text:p>
          </table:table-cell>
          <table:table-cell table:style-name="ce2"/>
          <table:table-cell table:style-name="ce3" table:formula="of:=[.D16]-[.C16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0M00S">
            <text:p>12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17]-[.C17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5H50M00S">
            <text:p>15.50</text:p>
          </table:table-cell>
          <table:table-cell table:style-name="ce2" office:value-type="string">
            <text:p>inizio report su display type HMD</text:p>
          </table:table-cell>
          <table:table-cell table:style-name="ce2"/>
          <table:table-cell table:style-name="ce3" table:formula="of:=[.D18]-[.C18]" office:value-type="time" office:time-value="PT01H35M00S">
            <text:p>01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50M00S">
            <text:p>15.5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installazione e guida mercurial (svn)</text:p>
          </table:table-cell>
          <table:table-cell table:style-name="ce2"/>
          <table:table-cell table:style-name="ce3" table:formula="of:=[.D19]-[.C19]" office:value-type="time" office:time-value="PT01H40M00S">
            <text:p>01.4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string">
            <text:p>20 Tue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09H45M00S">
            <text:p>09.45</text:p>
          </table:table-cell>
          <table:table-cell table:style-name="ce2" office:value-type="string">
            <text:p>lettura mail</text:p>
          </table:table-cell>
          <table:table-cell table:style-name="ce2"/>
          <table:table-cell table:style-name="ce3" table:formula="of:=[.D21]-[.C21]" office:value-type="time" office:time-value="PT00H15M00S">
            <text:p>00.15</text:p>
          </table:table-cell>
          <table:table-cell table:style-name="ce4" table:formula="of:=SUM([.G21:.G26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09H45M00S">
            <text:p>09.45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esura report display type per HMD</text:p>
          </table:table-cell>
          <table:table-cell table:style-name="ce2"/>
          <table:table-cell table:style-name="ce3" table:formula="of:=[.D22]-[.C22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nfigurazione ed utilizzo latex per report</text:p>
          </table:table-cell>
          <table:table-cell table:style-name="ce2"/>
          <table:table-cell table:style-name="ce3" table:formula="of:=[.D23]-[.C23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6H15M00S">
            <text:p>16.15</text:p>
          </table:table-cell>
          <table:table-cell table:style-name="ce2" office:value-type="string">
            <text:p>installazione visual studio</text:p>
          </table:table-cell>
          <table:table-cell table:style-name="ce2"/>
          <table:table-cell table:style-name="ce3" table:formula="of:=[.D24]-[.C24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15M00S">
            <text:p>16.15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fine stesura primo report su display typer per HMD</text:p>
          </table:table-cell>
          <table:table-cell table:style-name="ce2"/>
          <table:table-cell table:style-name="ce3" table:formula="of:=[.D25]-[.C25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8H00M00S">
            <text:p>18.00</text:p>
          </table:table-cell>
          <table:table-cell table:style-name="ce2" office:value-type="string">
            <text:p>incontro su XNA</text:p>
          </table:table-cell>
          <table:table-cell table:style-name="ce2"/>
          <table:table-cell table:style-name="ce3" table:formula="of:=[.D26]-[.C26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string">
            <text:p>21 Wen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visione progetto XNA per studenti</text:p>
          </table:table-cell>
          <table:table-cell table:style-name="ce2"/>
          <table:table-cell table:style-name="ce3" table:formula="of:=[.D28]-[.C28]" office:value-type="time" office:time-value="PT01H30M00S">
            <text:p>01.30</text:p>
          </table:table-cell>
          <table:table-cell table:style-name="ce4" table:formula="of:=SUM([.G28:.G30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talk e prima ricerca su telerobotic control</text:p>
          </table:table-cell>
          <table:table-cell table:style-name="ce2"/>
          <table:table-cell table:style-name="ce3" table:formula="of:=[.D29]-[.C29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visita da Inition (3d devices) a Londra</text:p>
          </table:table-cell>
          <table:table-cell table:style-name="ce2"/>
          <table:table-cell table:style-name="ce3" table:formula="of:=[.D30]-[.C30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22 Thu Apr</text:p>
          </table:table-cell>
          <table:table-cell table:style-name="ce3" office:value-type="time" office:time-value="PT10H00M00S">
            <text:p>10.00</text:p>
          </table:table-cell>
          <table:table-cell table:style-name="ce3" office:value-type="time" office:time-value="PT11H45M00S">
            <text:p>11.45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2]-[.C32]" office:value-type="time" office:time-value="PT01H45M00S">
            <text:p>01.45</text:p>
          </table:table-cell>
          <table:table-cell table:style-name="ce4" table:formula="of:=SUM([.G32:.G36])" office:value-type="time" office:time-value="PT04H10M00S">
            <text:p>04.1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45M00S">
            <text:p>11.45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incontro prof. Livatino, definizioni acquisti Videre</text:p>
          </table:table-cell>
          <table:table-cell table:style-name="ce2"/>
          <table:table-cell table:style-name="ce3" table:formula="of:=[.D33]-[.C33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2H35M00S">
            <text:p>12.35</text:p>
          </table:table-cell>
          <table:table-cell table:style-name="ce2" office:value-type="string">
            <text:p>compilazione moduli per richieste preventivi videocamere</text:p>
          </table:table-cell>
          <table:table-cell table:style-name="ce2"/>
          <table:table-cell table:style-name="ce3" table:formula="of:=[.D34]-[.C34]" office:value-type="time" office:time-value="PT00H35M00S">
            <text:p>00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5M00S">
            <text:p>12.3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rrezione compiti C per studenti</text:p>
          </table:table-cell>
          <table:table-cell table:style-name="ce2"/>
          <table:table-cell table:style-name="ce3" table:formula="of:=[.D35]-[.C35]" office:value-type="time" office:time-value="PT00H25M00S">
            <text:p>00.2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3H50M00S">
            <text:p>13.5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6]-[.C36]" office:value-type="time" office:time-value="PT01H10M00S">
            <text:p>01.1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string">
            <text:p>23 Fri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00M00S">
            <text:p>10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8]-[.C38]" office:value-type="time" office:time-value="PT00H30M00S">
            <text:p>00.30</text:p>
          </table:table-cell>
          <table:table-cell table:style-name="ce4" table:formula="of:=SUM([.G38:.G43])" office:value-type="time" office:time-value="PT06H15M00S">
            <text:p>06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00M00S">
            <text:p>10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39]-[.C39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4H30M00S">
            <text:p>14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0]-[.C40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meeting con Ales., Loris, Luca su lavoro Alessandro</text:p>
          </table:table-cell>
          <table:table-cell table:style-name="ce2"/>
          <table:table-cell table:style-name="ce3" table:formula="of:=[.D41]-[.C41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2]-[.C42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installazione monitor HP 19''</text:p>
          </table:table-cell>
          <table:table-cell table:style-name="ce2"/>
          <table:table-cell table:style-name="ce3" table:formula="of:=[.D43]-[.C43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7H00M00S">
            <text:p>17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4]-[.C44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string">
            <text:p>26 Mon Apr</text:p>
          </table:table-cell>
          <table:table-cell table:style-name="ce3" office:value-type="time" office:time-value="PT10H30M00S">
            <text:p>10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6]-[.C46]" office:value-type="time" office:time-value="PT01H00M00S">
            <text:p>01.00</text:p>
          </table:table-cell>
          <table:table-cell table:style-name="ce4" table:formula="of:=SUM([.G46:.G49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visione lavoro svolto da Amir &amp; Appy</text:p>
          </table:table-cell>
          <table:table-cell table:style-name="ce2"/>
          <table:table-cell table:style-name="ce3" table:formula="of:=[.D47]-[.C47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ncontro con Amir &amp; Appy</text:p>
          </table:table-cell>
          <table:table-cell table:style-name="ce2"/>
          <table:table-cell table:style-name="ce3" table:formula="of:=[.D48]-[.C48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3H30M00S">
            <text:p>13.3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installazione e prova simulatore Rosen</text:p>
          </table:table-cell>
          <table:table-cell table:style-name="ce2"/>
          <table:table-cell table:style-name="ce3" table:formula="of:=[.D49]-[.C49]" office:value-type="time" office:time-value="PT04H00M00S">
            <text:p>04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office:value-type="string">
            <text:p>27 Tue Apr</text:p>
          </table:table-cell>
          <table:table-cell table:style-name="ce3" office:value-type="time" office:time-value="PT10H00M00S">
            <text:p>10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1]-[.C51]" office:value-type="time" office:time-value="PT03H00M00S">
            <text:p>03.00</text:p>
          </table:table-cell>
          <table:table-cell table:style-name="ce4" table:formula="of:=SUM([.G51:.G5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2]-[.C52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office:value-type="string">
            <text:p>28 Wen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4]-[.C54]" office:value-type="time" office:time-value="PT02H45M00S">
            <text:p>02.45</text:p>
          </table:table-cell>
          <table:table-cell table:style-name="ce4" table:formula="of:=SUM([.G54:.G5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30M00S">
            <text:p>13.30</text:p>
          </table:table-cell>
          <table:table-cell table:style-name="ce2" office:value-type="string">
            <text:p>badge e servizi telematici UH</text:p>
          </table:table-cell>
          <table:table-cell table:style-name="ce2"/>
          <table:table-cell table:style-name="ce3" table:formula="of:=[.D55]-[.C55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6]-[.C56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 office:value-type="string">
            <text:p>29 Thu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58]-[.C58]" office:value-type="time" office:time-value="PT03H30M00S">
            <text:p>03.30</text:p>
          </table:table-cell>
          <table:table-cell table:style-name="ce4" table:formula="of:=SUM([.G58:.G59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Behaviors in Erlang</text:p>
          </table:table-cell>
          <table:table-cell table:style-name="ce2" office:value-type="string">
            <text:p>R3</text:p>
          </table:table-cell>
          <table:table-cell table:style-name="ce3" table:formula="of:=[.D59]-[.C59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office:value-type="string">
            <text:p>30 Fri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1]-[.C61]" office:value-type="time" office:time-value="PT03H30M00S">
            <text:p>03.30</text:p>
          </table:table-cell>
          <table:table-cell table:style-name="ce4" table:formula="of:=SUM([.G61:.G62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2]-[.C62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office:value-type="string">
            <text:p>4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4]-[.C64]" office:value-type="time" office:time-value="PT03H30M00S">
            <text:p>03.30</text:p>
          </table:table-cell>
          <table:table-cell table:style-name="ce4" table:formula="of:=SUM([.G64:.G65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5]-[.C65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office:value-type="string">
            <text:p>5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7]-[.C67]" office:value-type="time" office:time-value="PT03H30M00S">
            <text:p>03.30</text:p>
          </table:table-cell>
          <table:table-cell table:style-name="ce4" table:formula="of:=SUM([.G67:.G68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8]-[.C68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2" office:value-type="string">
            <text:p>6 Thu May</text:p>
          </table:table-cell>
          <table:table-cell table:style-name="ce3" office:value-type="time" office:time-value="PT09H20M00S">
            <text:p>09.2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70]-[.C70]" office:value-type="time" office:time-value="PT03H40M00S">
            <text:p>03.40</text:p>
          </table:table-cell>
          <table:table-cell table:style-name="ce4" table:formula="of:=SUM([.G70:.G73])" office:value-type="time" office:time-value="PT06H40M00S">
            <text:p>06.4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55M00S">
            <text:p>15.5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71]-[.C71]" office:value-type="time" office:time-value="PT01H55M00S">
            <text:p>01.5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55M00S">
            <text:p>15.55</text:p>
          </table:table-cell>
          <table:table-cell table:style-name="ce3" office:value-type="time" office:time-value="PT16H45M00S">
            <text:p>16.45</text:p>
          </table:table-cell>
          <table:table-cell table:style-name="ce2" office:value-type="string">
            <text:p>seminario Appy &amp; Amir</text:p>
          </table:table-cell>
          <table:table-cell table:style-name="ce2"/>
          <table:table-cell table:style-name="ce3" table:formula="of:=[.D72]-[.C72]" office:value-type="time" office:time-value="PT00H50M00S">
            <text:p>00.5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45M00S">
            <text:p>16.45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commit lavoro svolto</text:p>
          </table:table-cell>
          <table:table-cell table:style-name="ce2"/>
          <table:table-cell table:style-name="ce3" table:formula="of:=[.D73]-[.C73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office:value-type="string">
            <text:p>12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30M00S">
            <text:p>10.30</text:p>
          </table:table-cell>
          <table:table-cell table:style-name="ce2" office:value-type="string">
            <text:p>meeting con Loris, chiusura progetto rosen</text:p>
          </table:table-cell>
          <table:table-cell table:style-name="ce2"/>
          <table:table-cell table:style-name="ce3" table:formula="of:=[.D75]-[.C75]" office:value-type="time" office:time-value="PT01H00M00S">
            <text:p>01.00</text:p>
          </table:table-cell>
          <table:table-cell table:style-name="ce4" table:formula="of:=SUM([.G75:.G78])" office:value-type="time" office:time-value="PT07H45M00S">
            <text:p>07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30M00S">
            <text:p>10.30</text:p>
          </table:table-cell>
          <table:table-cell table:style-name="ce3" office:value-type="time" office:time-value="PT13H30M00S">
            <text:p>13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3" table:formula="of:=[.D76]-[.C76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3" table:formula="of:=[.D77]-[.C77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8H00M00S">
            <text:p>18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78]-[.C78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2" office:value-type="string">
            <text:p>13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visione codice del simulatore sviluppato da F. Privitera</text:p>
          </table:table-cell>
          <table:table-cell table:style-name="ce2"/>
          <table:table-cell table:style-name="ce3" table:formula="of:=[.D80]-[.C80]" office:value-type="time" office:time-value="PT03H30M00S">
            <text:p>03.30</text:p>
          </table:table-cell>
          <table:table-cell table:style-name="ce4" table:formula="of:=SUM([.G80:.G82])" office:value-type="time" office:time-value="PT05H35M00S">
            <text:p>05.3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30M00S">
            <text:p>15.30</text:p>
          </table:table-cell>
          <table:table-cell table:style-name="ce2" office:value-type="string">
            <text:p>modifica codice per cattura screenshot</text:p>
          </table:table-cell>
          <table:table-cell table:style-name="ce2"/>
          <table:table-cell table:style-name="ce3" table:formula="of:=[.D81]-[.C81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30M00S">
            <text:p>15.30</text:p>
          </table:table-cell>
          <table:table-cell table:style-name="ce3" office:value-type="time" office:time-value="PT16H05M00S">
            <text:p>16.05</text:p>
          </table:table-cell>
          <table:table-cell table:style-name="ce2" office:value-type="string">
            <text:p>installazione e configurazione tortoiseHG su windows</text:p>
          </table:table-cell>
          <table:table-cell table:style-name="ce2"/>
          <table:table-cell table:style-name="ce3" table:formula="of:=[.D82]-[.C82]" office:value-type="time" office:time-value="PT00H35M00S">
            <text:p>00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2" office:value-type="string">
            <text:p>14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30M00S">
            <text:p>10.30</text:p>
          </table:table-cell>
          <table:table-cell table:style-name="ce2" office:value-type="string">
            <text:p>gestione repository</text:p>
          </table:table-cell>
          <table:table-cell table:style-name="ce2"/>
          <table:table-cell table:style-name="ce3" table:formula="of:=[.D84]-[.C84]" office:value-type="time" office:time-value="PT01H00M00S">
            <text:p>01.00</text:p>
          </table:table-cell>
          <table:table-cell table:style-name="ce4" table:formula="of:=SUM([.G84:.G87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30M00S">
            <text:p>10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studio ridirezione comandi tramite codice al simulatore</text:p>
          </table:table-cell>
          <table:table-cell table:style-name="ce2"/>
          <table:table-cell table:style-name="ce3" table:formula="of:=[.D85]-[.C85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reazione e gestione mappa; camera on border robot</text:p>
          </table:table-cell>
          <table:table-cell table:style-name="ce2"/>
          <table:table-cell table:style-name="ce3" table:formula="of:=[.D86]-[.C86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prime prove di log immagini e dati dal simulatore</text:p>
          </table:table-cell>
          <table:table-cell table:style-name="ce2"/>
          <table:table-cell table:style-name="ce3" table:formula="of:=[.D87]-[.C87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2" office:value-type="string">
            <text:p>17 Mo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ricerca strumeti Python e OpenGL per creare AR</text:p>
          </table:table-cell>
          <table:table-cell table:style-name="ce2"/>
          <table:table-cell table:style-name="ce3" table:formula="of:=[.D89]-[.C89]" office:value-type="time" office:time-value="PT01H30M00S">
            <text:p>01.30</text:p>
          </table:table-cell>
          <table:table-cell table:style-name="ce4" table:formula="of:=SUM([.G89:.G91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lettura tutorial pyglet</text:p>
          </table:table-cell>
          <table:table-cell table:style-name="ce2" office:value-type="string">
            <text:p>R4</text:p>
          </table:table-cell>
          <table:table-cell table:style-name="ce3" table:formula="of:=[.D90]-[.C90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3" table:formula="of:=[.D91]-[.C91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" office:value-type="string">
            <text:p>18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3" table:formula="of:=[.D93]-[.C93]" office:value-type="time" office:time-value="PT03H30M00S">
            <text:p>03.30</text:p>
          </table:table-cell>
          <table:table-cell table:style-name="ce4" table:formula="of:=SUM([.G93:.G94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tutorial OpenGL</text:p>
          </table:table-cell>
          <table:table-cell table:style-name="ce2" office:value-type="string">
            <text:p>R6</text:p>
          </table:table-cell>
          <table:table-cell table:style-name="ce3" table:formula="of:=[.D94]-[.C94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2" office:value-type="string">
            <text:p>19 Wed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dice OpenGL con texture</text:p>
          </table:table-cell>
          <table:table-cell table:style-name="ce2"/>
          <table:table-cell table:style-name="ce3" table:formula="of:=[.D96]-[.C96]" office:value-type="time" office:time-value="PT03H30M00S">
            <text:p>03.30</text:p>
          </table:table-cell>
          <table:table-cell table:style-name="ce4" table:formula="of:=SUM([.G96:.G9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15M00S">
            <text:p>16.15</text:p>
          </table:table-cell>
          <table:table-cell table:style-name="ce2" office:value-type="string">
            <text:p>codice OpenGL con blending</text:p>
          </table:table-cell>
          <table:table-cell table:style-name="ce2"/>
          <table:table-cell table:style-name="ce3" table:formula="of:=[.D97]-[.C97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15M00S">
            <text:p>16.15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log dati simultaore su mercurial</text:p>
          </table:table-cell>
          <table:table-cell table:style-name="ce2"/>
          <table:table-cell table:style-name="ce3" table:formula="of:=[.D98]-[.C98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2" office:value-type="string">
            <text:p>20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3" table:formula="of:=[.D100]-[.C100]" office:value-type="time" office:time-value="PT03H30M00S">
            <text:p>03.30</text:p>
          </table:table-cell>
          <table:table-cell table:style-name="ce4" table:formula="of:=SUM([.G100:.G101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45M00S">
            <text:p>17.45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3" table:formula="of:=[.D101]-[.C101]" office:value-type="time" office:time-value="PT03H45M00S">
            <text:p>03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2" office:value-type="string">
            <text:p>21 Fry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uso texture con codice precedente</text:p>
          </table:table-cell>
          <table:table-cell table:style-name="ce2"/>
          <table:table-cell table:style-name="ce3" table:formula="of:=[.D103]-[.C103]" office:value-type="time" office:time-value="PT03H30M00S">
            <text:p>03.30</text:p>
          </table:table-cell>
          <table:table-cell table:style-name="ce4" table:formula="of:=SUM([.G103:.G104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merge texture e robot</text:p>
          </table:table-cell>
          <table:table-cell table:style-name="ce2"/>
          <table:table-cell table:style-name="ce3" table:formula="of:=[.D104]-[.C104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2" office:value-type="string">
            <text:p>24 Mo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lavoro su codice robot con texture e blending</text:p>
          </table:table-cell>
          <table:table-cell table:style-name="ce2"/>
          <table:table-cell table:style-name="ce3" table:formula="of:=[.D106]-[.C106]" office:value-type="time" office:time-value="PT02H00M00S">
            <text:p>02.00</text:p>
          </table:table-cell>
          <table:table-cell table:style-name="ce4" table:formula="of:=SUM([.G106:.G110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meeting con prof. Livatino ed altri</text:p>
          </table:table-cell>
          <table:table-cell table:style-name="ce2"/>
          <table:table-cell table:style-name="ce3" table:formula="of:=[.D107]-[.C107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lavoro compiti C (correzione)</text:p>
          </table:table-cell>
          <table:table-cell table:style-name="ce2"/>
          <table:table-cell table:style-name="ce3" table:formula="of:=[.D108]-[.C108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meeting con prof. Livatino su visione esocentrica</text:p>
          </table:table-cell>
          <table:table-cell table:style-name="ce2"/>
          <table:table-cell table:style-name="ce3" table:formula="of:=[.D109]-[.C109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crittura planning nell'agenda</text:p>
          </table:table-cell>
          <table:table-cell table:style-name="ce2"/>
          <table:table-cell table:style-name="ce3" table:formula="of:=[.D110]-[.C110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2" office:value-type="string">
            <text:p>25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lavoro su light e color robot</text:p>
          </table:table-cell>
          <table:table-cell table:style-name="ce2"/>
          <table:table-cell table:style-name="ce3" table:formula="of:=[.D112]-[.C112]" office:value-type="time" office:time-value="PT02H30M00S">
            <text:p>02.30</text:p>
          </table:table-cell>
          <table:table-cell table:style-name="ce4" table:formula="of:=SUM([.G112:.G116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2H30M00S">
            <text:p>12.30</text:p>
          </table:table-cell>
          <table:table-cell table:style-name="ce2" office:value-type="string">
            <text:p>definizione skeleton per report</text:p>
          </table:table-cell>
          <table:table-cell table:style-name="ce2"/>
          <table:table-cell table:style-name="ce3" table:formula="of:=[.D113]-[.C113]" office:value-type="time" office:time-value="PT00H30M00S">
            <text:p>00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0M00S">
            <text:p>12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3" table:formula="of:=[.D114]-[.C114]" office:value-type="time" office:time-value="PT00H30M00S">
            <text:p>00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3" table:formula="of:=[.D115]-[.C115]" office:value-type="time" office:time-value="PT01H00M00S">
            <text:p>01.0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00M00S">
            <text:p>15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tudio valore altezza da terra migliore ed altri parametri</text:p>
          </table:table-cell>
          <table:table-cell table:style-name="ce2"/>
          <table:table-cell table:style-name="ce3" table:formula="of:=[.D116]-[.C116]" office:value-type="time" office:time-value="PT02H00M00S">
            <text:p>02.0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2" office:value-type="string">
            <text:p>26 Wed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20M00S">
            <text:p>10.2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3" table:formula="of:=[.D118]-[.C118]" office:value-type="time" office:time-value="PT00H50M00S">
            <text:p>00.50</text:p>
          </table:table-cell>
          <table:table-cell table:style-name="ce4" table:formula="of:=SUM([.G118:.G121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20M00S">
            <text:p>10.2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3" table:formula="of:=[.D119]-[.C119]" office:value-type="time" office:time-value="PT01H10M00S">
            <text:p>01.1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3" table:formula="of:=[.D120]-[.C120]" office:value-type="time" office:time-value="PT01H30M00S">
            <text:p>01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3" table:formula="of:=[.D121]-[.C121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2" office:value-type="string">
            <text:p>27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3" table:formula="of:=[.D123]-[.C123]" office:value-type="time" office:time-value="PT03H30M00S">
            <text:p>03.30</text:p>
          </table:table-cell>
          <table:table-cell table:style-name="ce4" table:formula="of:=SUM([.G123:.G125])" office:value-type="time" office:time-value="PT06H50M00S">
            <text:p>06.5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crittura report (parte opengl)</text:p>
          </table:table-cell>
          <table:table-cell table:style-name="ce2"/>
          <table:table-cell table:style-name="ce3" table:formula="of:=[.D124]-[.C124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7H00M00S">
            <text:p>17.00</text:p>
          </table:table-cell>
          <table:table-cell table:style-name="ce3" office:value-type="time" office:time-value="PT17H20M00S">
            <text:p>17.20</text:p>
          </table:table-cell>
          <table:table-cell table:style-name="ce2" office:value-type="string">
            <text:p>stampa paper su visione exocentrica</text:p>
          </table:table-cell>
          <table:table-cell table:style-name="ce2"/>
          <table:table-cell table:style-name="ce3" table:formula="of:=[.D125]-[.C125]" office:value-type="time" office:time-value="PT00H20M00S">
            <text:p>00.2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2" office:value-type="string">
            <text:p>28 Fri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crittura report (rilettura e correzione)</text:p>
          </table:table-cell>
          <table:table-cell table:style-name="ce2"/>
          <table:table-cell table:style-name="ce3" table:formula="of:=[.D127]-[.C127]" office:value-type="time" office:time-value="PT03H30M00S">
            <text:p>03.30</text:p>
          </table:table-cell>
          <table:table-cell table:style-name="ce4" table:formula="of:=SUM([.G127:.G129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scrittura report (correzione, più introduzione ad opengl)</text:p>
          </table:table-cell>
          <table:table-cell table:style-name="ce2"/>
          <table:table-cell table:style-name="ce3" table:formula="of:=[.D128]-[.C128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modifica simulatore F. Privitera per BMP con header</text:p>
          </table:table-cell>
          <table:table-cell table:style-name="ce2"/>
          <table:table-cell table:style-name="ce3" table:formula="of:=[.D129]-[.C129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2" office:value-type="string">
            <text:p>1 Tue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45M00S">
            <text:p>10.45</text:p>
          </table:table-cell>
          <table:table-cell table:style-name="ce2" office:value-type="string">
            <text:p>scrittura report (formattazione)</text:p>
          </table:table-cell>
          <table:table-cell table:style-name="ce2"/>
          <table:table-cell table:style-name="ce3" table:formula="of:=[.D131]-[.C131]" office:value-type="time" office:time-value="PT01H15M00S">
            <text:p>01.15</text:p>
          </table:table-cell>
          <table:table-cell table:style-name="ce4" table:formula="of:=SUM([.G131:.G133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45M00S">
            <text:p>10.4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3" table:formula="of:=[.D132]-[.C132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3" table:formula="of:=[.D133]-[.C133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2" office:value-type="string">
            <text:p>2 Wed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3" table:formula="of:=[.D135]-[.C135]" office:value-type="time" office:time-value="PT02H00M00S">
            <text:p>02.00</text:p>
          </table:table-cell>
          <table:table-cell table:style-name="ce4" table:formula="of:=SUM([.G135:.G137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istemazione nuovo computer in aula LD461</text:p>
          </table:table-cell>
          <table:table-cell table:style-name="ce2"/>
          <table:table-cell table:style-name="ce3" table:formula="of:=[.D136]-[.C136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3" table:formula="of:=[.D137]-[.C137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2" office:value-type="string">
            <text:p>3 Thu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prove con pnglib (per sostiutire libreria Corona)</text:p>
          </table:table-cell>
          <table:table-cell table:style-name="ce2"/>
          <table:table-cell table:style-name="ce3" table:formula="of:=[.D139]-[.C139]" office:value-type="time" office:time-value="PT03H30M00S">
            <text:p>03.30</text:p>
          </table:table-cell>
          <table:table-cell table:style-name="ce4" table:formula="of:=SUM([.G139:.G140])" office:value-type="time" office:time-value="PT08H30M00S">
            <text:p>08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9H00M00S">
            <text:p>19.00</text:p>
          </table:table-cell>
          <table:table-cell table:style-name="ce2" office:value-type="string">
            <text:p>reistallazione SO</text:p>
          </table:table-cell>
          <table:table-cell table:style-name="ce2"/>
          <table:table-cell table:style-name="ce3" table:formula="of:=[.D140]-[.C140]" office:value-type="time" office:time-value="PT05H00M00S">
            <text:p>05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2" office:value-type="string">
            <text:p>4 Fri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codice per caricare PNG texture (completato)</text:p>
          </table:table-cell>
          <table:table-cell table:style-name="ce2"/>
          <table:table-cell table:style-name="ce3" table:formula="of:=[.D142]-[.C142]" office:value-type="time" office:time-value="PT01H30M00S">
            <text:p>01.30</text:p>
          </table:table-cell>
          <table:table-cell table:style-name="ce4" table:formula="of:=SUM([.G142:.G143])" office:value-type="time" office:time-value="PT03H30M00S">
            <text:p>03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modifica classe DataManager con PNG texture</text:p>
          </table:table-cell>
          <table:table-cell table:style-name="ce2"/>
          <table:table-cell table:style-name="ce3" table:formula="of:=[.D143]-[.C143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 table:number-rows-repeated="65395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 table:number-rows-repeated="9830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s" table:style-name="ta1" table:print="false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ID</text:p>
          </table:table-cell>
          <table:table-cell table:style-name="ce7" office:value-type="string">
            <text:p>Link</text:p>
          </table:table-cell>
          <table:table-cell table:style-name="ce7" office:value-type="string">
            <text:p>About</text:p>
          </table:table-cell>
          <table:table-cell table:style-name="ce7" table:number-columns-repeated="1021"/>
        </table:table-row>
        <table:table-row table:style-name="ro1">
          <table:table-cell office:value-type="string">
            <text:p>R1</text:p>
          </table:table-cell>
          <table:table-cell office:value-type="string">
            <text:p>www.u.arizona.edu/~zrui3/zhang_pHMPD_spie07.pdf</text:p>
          </table:table-cell>
          <table:table-cell office:value-type="string">
            <text:p>HMD and display type</text:p>
          </table:table-cell>
          <table:table-cell table:number-columns-repeated="1021"/>
        </table:table-row>
        <table:table-row table:style-name="ro1">
          <table:table-cell office:value-type="string">
            <text:p>R2</text:p>
          </table:table-cell>
          <table:table-cell office:value-type="string">
            <text:p><text:a xlink:href="http://www.erlang.org/doc/getting_started/intro.html">http://www.erlang.org/doc/getting_started/intro.html</text:a></text:p>
          </table:table-cell>
          <table:table-cell office:value-type="string">
            <text:p>Erlang language intro</text:p>
          </table:table-cell>
          <table:table-cell table:number-columns-repeated="1021"/>
        </table:table-row>
        <table:table-row table:style-name="ro1">
          <table:table-cell office:value-type="string">
            <text:p>R3</text:p>
          </table:table-cell>
          <table:table-cell office:value-type="string">
            <text:p>Elrlang Programming – F. Cesarini &amp; S. Thompson – chapter 12</text:p>
          </table:table-cell>
          <table:table-cell office:value-type="string">
            <text:p>Erlang language</text:p>
          </table:table-cell>
          <table:table-cell table:number-columns-repeated="1021"/>
        </table:table-row>
        <table:table-row table:style-name="ro1">
          <table:table-cell office:value-type="string">
            <text:p>R4</text:p>
          </table:table-cell>
          <table:table-cell office:value-type="string">
            <text:p>http://www.pyglet.org/index.html</text:p>
          </table:table-cell>
          <table:table-cell office:value-type="string">
            <text:p>pyglet tutorial</text:p>
          </table:table-cell>
          <table:table-cell table:number-columns-repeated="1021"/>
        </table:table-row>
        <table:table-row table:style-name="ro1">
          <table:table-cell office:value-type="string">
            <text:p>R5</text:p>
          </table:table-cell>
          <table:table-cell office:value-type="string">
            <text:p><text:a xlink:href="http://proquest.safaribooksonline.com/0321336798/firstchapter">http://proquest.safaribooksonline.com/0321336798/firstchapter</text:a></text:p>
          </table:table-cell>
          <table:table-cell office:value-type="string">
            <text:p>NeHe tutorial (openGL)</text:p>
          </table:table-cell>
          <table:table-cell table:number-columns-repeated="1021"/>
        </table:table-row>
        <table:table-row table:style-name="ro1">
          <table:table-cell office:value-type="string">
            <text:p>R6</text:p>
          </table:table-cell>
          <table:table-cell office:value-type="string">
            <text:p><text:a xlink:href="http://math.hws.edu/bridgeman/courses/324/s06/doc/opengl.html">http://math.hws.edu/bridgeman/courses/324/s06/doc/opengl.html</text:a></text:p>
          </table:table-cell>
          <table:table-cell office:value-type="string">
            <text:p>OpengGL e GLUT tutorial</text:p>
          </table:table-cell>
          <table:table-cell table:number-columns-repeated="1021"/>
        </table:table-row>
      </table:table>
      <table:table table:name="Planning" table:style-name="ta1" table:print="false">
        <table:table-column table:style-name="co2" table:default-cell-style-name="ce2"/>
        <table:table-row table:style-name="ro1">
          <table:table-cell table:style-name="ce1" office:value-type="string">
            <text:p>Planning week 24 / 28 May</text:p>
          </table:table-cell>
        </table:table-row>
        <table:table-row table:style-name="ro1">
          <table:table-cell office:value-type="string">
            <text:p>scrittura report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Planning week 1 / 4 May – June</text:p>
          </table:table-cell>
        </table:table-row>
        <table:table-row table:style-name="ro1">
          <table:table-cell office:value-type="string">
            <text:p>lavoro su AR con openGL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Planning week 6 / 11 May – June</text:p>
          </table:table-cell>
        </table:table-row>
        <table:table-row table:style-name="ro1">
          <table:table-cell office:value-type="string">
            <text:p>implementazione visione esocentrica per percorso rettiline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hours number:style="long"/>
      <number:text>.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4">04/06/2010</text:date>, <text:time>11:00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e Ferro</meta:initial-creator>
    <meta:creation-date>2010-04-16T11:07:52.57</meta:creation-date>
    <dc:date>2010-06-04T11:00:51</dc:date>
    <dc:creator>Daniele Ferro</dc:creator>
    <meta:editing-duration>PT70H52M55S</meta:editing-duration>
    <meta:editing-cycles>154</meta:editing-cycles>
    <meta:generator>OpenOffice.org/3.1$Linux OpenOffice.org_project/310m19$Build-9420</meta:generator>
    <meta:document-statistic meta:table-count="3" meta:cell-count="580" meta:object-count="0"/>
  </office:meta>
</office:document-meta>
</file>